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2.79pt"/>
    </style:style>
    <style:style style:name="co2" style:family="table-column">
      <style:table-column-properties fo:break-before="auto" style:column-width="140.29pt"/>
    </style:style>
    <style:style style:name="co3" style:family="table-column">
      <style:table-column-properties fo:break-before="auto" style:column-width="172.26pt"/>
    </style:style>
    <style:style style:name="co4" style:family="table-column">
      <style:table-column-properties fo:break-before="auto" style:column-width="174.36pt"/>
    </style:style>
    <style:style style:name="co5" style:family="table-column">
      <style:table-column-properties fo:break-before="auto" style:column-width="183.34pt"/>
    </style:style>
    <style:style style:name="co6" style:family="table-column">
      <style:table-column-properties fo:break-before="auto" style:column-width="195.85pt"/>
    </style:style>
    <style:style style:name="co7" style:family="table-column">
      <style:table-column-properties fo:break-before="auto" style:column-width="137.51pt"/>
    </style:style>
    <style:style style:name="co8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7pt" fo:font-style="normal" fo:text-shadow="none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Test_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 / Fail</text:p>
          </table:table-cell>
          <table:table-cell table:style-name="ce1" office:value-type="string" calcext:value-type="string">
            <text:p>Actions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ick in link home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Display the home page</text:p>
          </table:table-cell>
          <table:table-cell table:style-name="ce2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ck in link gallery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Display the gallery page</text:p>
          </table:table-cell>
          <table:table-cell table:style-name="ce2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ck in link artist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Display the artist page</text:p>
          </table:table-cell>
          <table:table-cell table:style-name="ce2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lick in link contact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Display the contact page</text:p>
          </table:table-cell>
          <table:table-cell table:style-name="ce2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lick in Facebook link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Redirect to a facebook profile in a new tab</text:p>
          </table:table-cell>
          <table:table-cell table:style-name="ce2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lick in instgarm link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Redirect to instagra profile in a new tab</text:p>
          </table:table-cell>
          <table:table-cell table:style-name="ce2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lick in X link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Redirect to x profile in a new tab</text:p>
          </table:table-cell>
          <table:table-cell table:style-name="ce2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When you put the cursor over a navigation link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e have a hover effect, the link changes its colour to green</text:p>
          </table:table-cell>
          <table:table-cell table:style-name="ce2" office:value-type="string" calcext:value-type="string">
            <text:p>The navigation link doesn't change its color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We need to modify css styles and add hover efect tonavigation links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lick in submit button in contact form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Redirect to a new page where we are informed we have booked a visit</text:p>
          </table:table-cell>
          <table:table-cell table:style-name="ce2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Leave empty some contatc form field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et a warning message saying that the field is required</text:p>
          </table:table-cell>
          <table:table-cell table:style-name="ce2" office:value-type="string" calcext:value-type="string">
            <text:p>Redirect to a new page where we are informed we have booked a visit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Add required attribute to field contact form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Display Gallery page in small screen device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Display picture's info below the picture</text:p>
          </table:table-cell>
          <table:table-cell table:style-name="ce2" office:value-type="string" calcext:value-type="string">
            <text:p>Pass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5" meta:object-count="0"/>
    <meta:generator>LibreOfficeDev/6.0.5.2$Linux_X86_64 LibreOffice_project/</meta:generator>
  </office:meta>
</office:document-meta>
</file>